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245220000545600006D24416C3012.pdf" manifest:media-type="application/pd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none"/>
      <style:text-properties fo:font-size="12pt"/>
    </style:style>
    <style:style style:name="P2" style:family="paragraph">
      <loext:graphic-properties draw:fill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02in" svg:stroke-color="#ff0000" draw:marker-start-width="0.2in" draw:marker-end-width="0.2in" draw:fill="none" loext:fill-use-slide-background="false" draw:textarea-horizontal-align="justify" draw:textarea-vertical-align="middle" draw:auto-grow-height="false" fo:min-height="0.0717in" fo:min-width="0.2972in" fo:padding-top="0.0201in" fo:padding-bottom="0.0201in" fo:padding-left="0.0201in" fo:padding-right="0.0201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02in" svg:stroke-color="#ff0000" draw:marker-start-width="0.2in" draw:marker-end-width="0.2in" draw:fill="none" loext:fill-use-slide-background="false" draw:textarea-horizontal-align="justify" draw:textarea-vertical-align="middle" draw:auto-grow-height="false" fo:min-height="0.0665in" fo:min-width="0.2937in" fo:padding-top="0.0201in" fo:padding-bottom="0.0201in" fo:padding-left="0.0201in" fo:padding-right="0.0201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02in" svg:stroke-color="#ff0000" draw:marker-start-width="0.2in" draw:marker-end-width="0.2in" draw:fill="none" loext:fill-use-slide-background="false" draw:textarea-horizontal-align="justify" draw:textarea-vertical-align="middle" draw:auto-grow-height="false" fo:min-height="0.0689in" fo:min-width="0.3374in" fo:padding-top="0.0201in" fo:padding-bottom="0.0201in" fo:padding-left="0.0201in" fo:padding-right="0.0201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402in" svg:stroke-color="#ff0000" draw:marker-start-width="0.2in" draw:marker-end-width="0.2in" draw:fill="none" loext:fill-use-slide-background="false" draw:textarea-horizontal-align="justify" draw:textarea-vertical-align="middle" draw:auto-grow-height="false" fo:min-height="0.1043in" fo:min-width="0.311in" fo:padding-top="0.0201in" fo:padding-bottom="0.0201in" fo:padding-left="0.0201in" fo:padding-right="0.0201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Shape 1" draw:style-name="gr4" draw:text-style-name="P2" svg:width="0.3559in" svg:height="0.2071in" svg:x="2.4102in" svg:y="5.295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" draw:name="Shape 2" draw:style-name="gr3" draw:text-style-name="P1" svg:width="0.4315in" svg:height="0.2177in" svg:x="2.9091in" svg:y="4.09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name="Shape 3" draw:style-name="gr2" draw:text-style-name="P2" svg:width="0.3815in" svg:height="0.2134in" svg:x="4.2091in" svg:y="6.974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" draw:name="Shape 4" draw:style-name="gr1" draw:text-style-name="P1" svg:width="0.3858in" svg:height="0.2232in" svg:x="3.5291in" svg:y="2.242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Image1" text:anchor-type="char" svg:width="6.9252in" svg:height="8.961in" draw:z-index="0"><draw:image xlink:href="Pictures/100245220000545600006D24416C3012.pdf" xlink:type="simple" xlink:show="embed" xlink:actuate="onLoad" draw:mime-type="application/pdf"/><draw:image xlink:href="Pictures/100245220000545600006D24416C3012.pdf" xlink:type="simple" xlink:show="embed" xlink:actuate="onLoad" draw:mime-type="application/pdf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9T07:50:16.404000000</meta:creation-date>
    <meta:print-date>2025-03-09T08:00:44.553000000</meta:print-date>
    <meta:printed-by>PDF files</meta:printed-by>
    <dc:date>2025-03-09T08:01:39.518000000</dc:date>
    <meta:editing-duration>PT3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4.2$Windows_X86_64 LibreOffice_project/51a6219feb6075d9a4c46691dcfe0cd9c4fff3c2</meta:generator>
  </office:meta>
</office:document-meta>
</file>